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Helper.getAttribute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Helper.addLocalNSDeclarations( Element elm , Map nsDeclar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Helper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SystemId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LocalNSDeclarations( Element e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, boolean requir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Helper.compileElementContent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Helper.get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Line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parse( InputSource inputSource ,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Helper.getAttributeAsInteger( Element element , String attributeName , in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Helper.getAttribute( Element element , String attribute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Helper.getInheritedNSDeclarations( Element el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Helper.getColumnLoca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ChildElements( Element element , String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Helper.getLocationObjec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Helper.getAttributeAsInteger( Element element ,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Helper.getChildElement( Element element , String namespace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Helper.getChildElements( Element element , String namespace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Helper.getAttributeAsBoolean( Element element , String attributeName , boolean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